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d0d0d0" draw:textarea-horizontal-align="justify" draw:textarea-vertical-align="middle" draw:auto-grow-height="false" fo:min-height="13.212cm" fo:min-width="6.86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798cm" fo:min-width="5.596cm"/>
    </style:style>
    <style:style style:name="gr4" style:family="graphic" style:parent-style-name="standard">
      <style:graphic-properties draw:stroke="none" svg:stroke-width="0.018cm" svg:stroke-color="#ffffff" draw:marker-start-width="0.227cm" draw:marker-end-width="0.227cm" draw:fill-color="#939393" draw:textarea-horizontal-align="justify" draw:textarea-vertical-align="middle" draw:auto-grow-height="false" fo:min-height="1.274cm" fo:min-width="0.008cm" fo:padding-top="0.134cm" fo:padding-bottom="0.134cm" fo:padding-left="0.259cm" fo:padding-right="0.259cm"/>
    </style:style>
    <style:style style:name="gr5" style:family="graphic" style:parent-style-name="standard">
      <style:graphic-properties draw:stroke="none" svg:stroke-width="0.018cm" svg:stroke-color="#ffffff" draw:marker-start-width="0.227cm" draw:marker-end-width="0.227cm" draw:fill-color="#939393" draw:textarea-horizontal-align="justify" draw:textarea-vertical-align="middle" draw:auto-grow-height="false" fo:min-height="1.764cm" fo:min-width="0cm" fo:padding-top="0.134cm" fo:padding-bottom="0.134cm" fo:padding-left="0.259cm" fo:padding-right="0.259cm"/>
    </style:style>
    <style:style style:name="gr6" style:family="graphic" style:parent-style-name="standard">
      <style:graphic-properties draw:stroke="none" svg:stroke-width="0.018cm" svg:stroke-color="#ffffff" draw:marker-start-width="0.227cm" draw:marker-end-width="0.227cm" draw:fill-color="#939393" draw:textarea-horizontal-align="justify" draw:textarea-vertical-align="middle" draw:auto-grow-height="false" fo:min-height="1.256cm" fo:min-width="0cm" fo:padding-top="0.134cm" fo:padding-bottom="0.134cm" fo:padding-left="0.259cm" fo:padding-right="0.259cm"/>
    </style:style>
    <style:style style:name="gr7" style:family="graphic" style:parent-style-name="standard">
      <style:graphic-properties draw:stroke="none" svg:stroke-width="0.018cm" svg:stroke-color="#ffffff" draw:marker-start-width="0.227cm" draw:marker-end-width="0.227cm" draw:fill-color="#939393" draw:textarea-horizontal-align="justify" draw:textarea-vertical-align="middle" draw:auto-grow-height="false" fo:min-height="0.748cm" fo:min-width="0cm" fo:padding-top="0.134cm" fo:padding-bottom="0.134cm" fo:padding-left="0.259cm" fo:padding-right="0.259cm"/>
    </style:style>
    <style:style style:name="gr8" style:family="graphic" style:parent-style-name="standard">
      <style:graphic-properties draw:stroke="none" svg:stroke-width="0.018cm" svg:stroke-color="#ffffff" draw:marker-start-width="0.227cm" draw:marker-end-width="0.227cm" draw:fill-color="#939393" draw:textarea-horizontal-align="justify" draw:textarea-vertical-align="middle" draw:auto-grow-height="false" fo:min-height="0.24cm" fo:min-width="0cm" fo:padding-top="0.134cm" fo:padding-bottom="0.134cm" fo:padding-left="0.259cm" fo:padding-right="0.259cm"/>
    </style:style>
    <style:style style:name="gr9" style:family="graphic" style:parent-style-name="standard">
      <style:graphic-properties draw:stroke="none" svg:stroke-width="0.018cm" svg:stroke-color="#ffffff" draw:marker-start-width="0.227cm" draw:marker-end-width="0.227cm" draw:fill-color="#939393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10" style:family="graphic" style:parent-style-name="standard">
      <style:graphic-properties draw:stroke="none" svg:stroke-width="0.018cm" svg:stroke-color="#ffffff" draw:marker-start-width="0.227cm" draw:marker-end-width="0.227cm" draw:fill-color="#939393" draw:textarea-horizontal-align="justify" draw:textarea-vertical-align="middle" draw:auto-grow-height="false" fo:min-height="0.494cm" fo:min-width="0cm" fo:padding-top="0.134cm" fo:padding-bottom="0.134cm" fo:padding-left="0.259cm" fo:padding-right="0.259cm"/>
    </style:style>
    <style:style style:name="gr11" style:family="graphic" style:parent-style-name="standard">
      <style:graphic-properties draw:stroke="none" svg:stroke-width="0.018cm" svg:stroke-color="#ffffff" draw:marker-start-width="0.227cm" draw:marker-end-width="0.227cm" draw:fill-color="#939393" draw:textarea-horizontal-align="justify" draw:textarea-vertical-align="middle" draw:auto-grow-height="false" fo:min-height="1.967cm" fo:min-width="0cm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width="0.018cm" svg:stroke-color="#ffffff" draw:marker-start-width="0.227cm" draw:marker-end-width="0.227cm" draw:fill-color="#939393" draw:textarea-horizontal-align="justify" draw:textarea-vertical-align="middle" draw:auto-grow-height="false" fo:min-height="1.762cm" fo:min-width="0cm" fo:padding-top="0.134cm" fo:padding-bottom="0.134cm" fo:padding-left="0.259cm" fo:padding-right="0.259cm"/>
    </style:style>
    <style:style style:name="gr13" style:family="graphic" style:parent-style-name="standard">
      <style:graphic-properties draw:stroke="none" svg:stroke-width="0.018cm" svg:stroke-color="#ffffff" draw:marker-start-width="0.227cm" draw:marker-end-width="0.227cm" draw:fill-color="#939393" draw:textarea-horizontal-align="justify" draw:textarea-vertical-align="middle" draw:auto-grow-height="false" fo:min-height="1.508cm" fo:min-width="0cm" fo:padding-top="0.134cm" fo:padding-bottom="0.134cm" fo:padding-left="0.259cm" fo:padding-right="0.259cm"/>
    </style:style>
    <style:style style:name="gr14" style:family="graphic" style:parent-style-name="standard">
      <style:graphic-properties draw:stroke="none" svg:stroke-width="0.018cm" svg:stroke-color="#ffffff" draw:marker-start-width="0.227cm" draw:marker-end-width="0.227cm" draw:fill-color="#939393" draw:textarea-horizontal-align="justify" draw:textarea-vertical-align="middle" draw:auto-grow-height="false" fo:min-height="1.254cm" fo:min-width="0cm" fo:padding-top="0.134cm" fo:padding-bottom="0.134cm" fo:padding-left="0.259cm" fo:padding-right="0.259cm"/>
    </style:style>
    <style:style style:name="gr15" style:family="graphic" style:parent-style-name="standard">
      <style:graphic-properties draw:stroke="none" svg:stroke-width="0.018cm" svg:stroke-color="#ffffff" draw:marker-start-width="0.227cm" draw:marker-end-width="0.227cm" draw:fill-color="#939393" draw:textarea-horizontal-align="justify" draw:textarea-vertical-align="middle" draw:auto-grow-height="false" fo:min-height="0.746cm" fo:min-width="0cm" fo:padding-top="0.134cm" fo:padding-bottom="0.134cm" fo:padding-left="0.259cm" fo:padding-right="0.259cm"/>
    </style:style>
    <style:style style:name="gr16" style:family="graphic" style:parent-style-name="standard">
      <style:graphic-properties draw:stroke="none" svg:stroke-width="0.018cm" svg:stroke-color="#ffffff" draw:marker-start-width="0.227cm" draw:marker-end-width="0.227cm" draw:fill-color="#939393" draw:textarea-horizontal-align="justify" draw:textarea-vertical-align="middle" draw:auto-grow-height="false" fo:min-height="0.744cm" fo:min-width="0cm" fo:padding-top="0.134cm" fo:padding-bottom="0.134cm" fo:padding-left="0.259cm" fo:padding-right="0.259cm"/>
    </style:style>
    <style:style style:name="gr17" style:family="graphic" style:parent-style-name="standard">
      <style:graphic-properties draw:stroke="none" svg:stroke-width="0.018cm" svg:stroke-color="#ffffff" draw:marker-start-width="0.227cm" draw:marker-end-width="0.227cm" draw:fill-color="#939393" draw:textarea-horizontal-align="justify" draw:textarea-vertical-align="middle" draw:auto-grow-height="false" fo:min-height="1.252cm" fo:min-width="0cm" fo:padding-top="0.134cm" fo:padding-bottom="0.134cm" fo:padding-left="0.259cm" fo:padding-right="0.259cm"/>
    </style:style>
    <style:style style:name="gr18" style:family="graphic" style:parent-style-name="standard">
      <style:graphic-properties draw:stroke="none" svg:stroke-width="0.018cm" svg:stroke-color="#ffffff" draw:marker-start-width="0.227cm" draw:marker-end-width="0.227cm" draw:fill-color="#939393" draw:textarea-horizontal-align="justify" draw:textarea-vertical-align="middle" draw:auto-grow-height="false" fo:min-height="1.506cm" fo:min-width="0cm" fo:padding-top="0.134cm" fo:padding-bottom="0.134cm" fo:padding-left="0.259cm" fo:padding-right="0.259cm"/>
    </style:style>
    <style:style style:name="gr19" style:family="graphic" style:parent-style-name="standard">
      <style:graphic-properties draw:stroke="none" svg:stroke-width="0.018cm" svg:stroke-color="#ffffff" draw:marker-start-width="0.227cm" draw:marker-end-width="0.227cm" draw:fill-color="#939393" draw:textarea-horizontal-align="justify" draw:textarea-vertical-align="middle" draw:auto-grow-height="false" fo:min-height="0.49cm" fo:min-width="0cm" fo:padding-top="0.134cm" fo:padding-bottom="0.134cm" fo:padding-left="0.259cm" fo:padding-right="0.259cm"/>
    </style:style>
    <style:style style:name="gr20" style:family="graphic" style:parent-style-name="standard">
      <style:graphic-properties svg:stroke-color="#ffffff" draw:fill-color="#e8e8e8" draw:textarea-horizontal-align="justify" draw:textarea-vertical-align="middle" draw:auto-grow-height="false" fo:min-height="13.159cm" fo:min-width="6.866cm"/>
    </style:style>
    <style:style style:name="gr21" style:family="graphic" style:parent-style-name="standard">
      <style:graphic-properties draw:stroke="none" svg:stroke-width="0.018cm" svg:stroke-color="#ffffff" draw:marker-start-width="0.227cm" draw:marker-end-width="0.227cm" draw:fill-color="#bababa" draw:textarea-horizontal-align="justify" draw:textarea-vertical-align="middle" draw:auto-grow-height="false" fo:min-height="1.256cm" fo:min-width="0cm" fo:padding-top="0.134cm" fo:padding-bottom="0.134cm" fo:padding-left="0.259cm" fo:padding-right="0.259cm"/>
    </style:style>
    <style:style style:name="gr22" style:family="graphic" style:parent-style-name="standard">
      <style:graphic-properties draw:stroke="none" svg:stroke-width="0.018cm" svg:stroke-color="#ffffff" draw:marker-start-width="0.227cm" draw:marker-end-width="0.227cm" draw:fill-color="#bababa" draw:textarea-horizontal-align="justify" draw:textarea-vertical-align="middle" draw:auto-grow-height="false" fo:min-height="0.748cm" fo:min-width="0cm" fo:padding-top="0.134cm" fo:padding-bottom="0.134cm" fo:padding-left="0.259cm" fo:padding-right="0.259cm"/>
    </style:style>
    <style:style style:name="gr23" style:family="graphic" style:parent-style-name="standard">
      <style:graphic-properties draw:stroke="none" svg:stroke-width="0.018cm" svg:stroke-color="#ffffff" draw:marker-start-width="0.227cm" draw:marker-end-width="0.227cm" draw:fill-color="#bababa" draw:textarea-horizontal-align="justify" draw:textarea-vertical-align="middle" draw:auto-grow-height="false" fo:min-height="1.002cm" fo:min-width="0cm" fo:padding-top="0.134cm" fo:padding-bottom="0.134cm" fo:padding-left="0.259cm" fo:padding-right="0.259cm"/>
    </style:style>
    <style:style style:name="gr24" style:family="graphic" style:parent-style-name="standard">
      <style:graphic-properties draw:stroke="none" svg:stroke-width="0.018cm" svg:stroke-color="#ffffff" draw:marker-start-width="0.227cm" draw:marker-end-width="0.227cm" draw:fill-color="#bababa" draw:textarea-horizontal-align="justify" draw:textarea-vertical-align="middle" draw:auto-grow-height="false" fo:min-height="0.494cm" fo:min-width="0cm" fo:padding-top="0.134cm" fo:padding-bottom="0.134cm" fo:padding-left="0.259cm" fo:padding-right="0.259cm"/>
    </style:style>
    <style:style style:name="gr25" style:family="graphic" style:parent-style-name="standard">
      <style:graphic-properties draw:stroke="none" svg:stroke-width="0.018cm" svg:stroke-color="#ffffff" draw:marker-start-width="0.227cm" draw:marker-end-width="0.227cm" draw:fill-color="#bababa" draw:textarea-horizontal-align="justify" draw:textarea-vertical-align="middle" draw:auto-grow-height="false" fo:min-height="1cm" fo:min-width="0cm" fo:padding-top="0.134cm" fo:padding-bottom="0.134cm" fo:padding-left="0.259cm" fo:padding-right="0.259cm"/>
    </style:style>
    <style:style style:name="gr26" style:family="graphic" style:parent-style-name="standard">
      <style:graphic-properties draw:stroke="none" svg:stroke-width="0.018cm" svg:stroke-color="#ffffff" draw:marker-start-width="0.227cm" draw:marker-end-width="0.227cm" draw:fill-color="#bababa" draw:textarea-horizontal-align="justify" draw:textarea-vertical-align="middle" draw:auto-grow-height="false" fo:min-height="0.492cm" fo:min-width="0cm" fo:padding-top="0.134cm" fo:padding-bottom="0.134cm" fo:padding-left="0.259cm" fo:padding-right="0.259cm"/>
    </style:style>
    <style:style style:name="gr27" style:family="graphic" style:parent-style-name="standard">
      <style:graphic-properties draw:stroke="none" svg:stroke-width="0.018cm" svg:stroke-color="#ffffff" draw:marker-start-width="0.227cm" draw:marker-end-width="0.227cm" draw:fill-color="#bababa" draw:textarea-horizontal-align="justify" draw:textarea-vertical-align="middle" draw:auto-grow-height="false" fo:min-height="1.508cm" fo:min-width="0cm" fo:padding-top="0.134cm" fo:padding-bottom="0.134cm" fo:padding-left="0.259cm" fo:padding-right="0.259cm"/>
    </style:style>
    <style:style style:name="gr28" style:family="graphic" style:parent-style-name="standard">
      <style:graphic-properties draw:stroke="none" svg:stroke-width="0.018cm" svg:stroke-color="#ffffff" draw:marker-start-width="0.227cm" draw:marker-end-width="0.227cm" draw:fill-color="#bababa" draw:textarea-horizontal-align="justify" draw:textarea-vertical-align="middle" draw:auto-grow-height="false" fo:min-height="2.27cm" fo:min-width="0cm" fo:padding-top="0.134cm" fo:padding-bottom="0.134cm" fo:padding-left="0.259cm" fo:padding-right="0.259cm"/>
    </style:style>
    <style:style style:name="gr29" style:family="graphic" style:parent-style-name="standard">
      <style:graphic-properties draw:stroke="none" svg:stroke-width="0.018cm" svg:stroke-color="#ffffff" draw:marker-start-width="0.227cm" draw:marker-end-width="0.227cm" draw:fill-color="#bababa" draw:textarea-horizontal-align="justify" draw:textarea-vertical-align="middle" draw:auto-grow-height="false" fo:min-height="2.016cm" fo:min-width="0cm" fo:padding-top="0.134cm" fo:padding-bottom="0.134cm" fo:padding-left="0.259cm" fo:padding-right="0.259cm"/>
    </style:style>
    <style:style style:name="gr30" style:family="graphic" style:parent-style-name="standard">
      <style:graphic-properties draw:stroke="none" svg:stroke-width="0.018cm" svg:stroke-color="#ffffff" draw:marker-start-width="0.227cm" draw:marker-end-width="0.227cm" draw:fill-color="#bababa" draw:textarea-horizontal-align="justify" draw:textarea-vertical-align="middle" draw:auto-grow-height="false" fo:min-height="0.744cm" fo:min-width="0cm" fo:padding-top="0.134cm" fo:padding-bottom="0.134cm" fo:padding-left="0.259cm" fo:padding-right="0.259cm"/>
    </style:style>
    <style:style style:name="gr31" style:family="graphic" style:parent-style-name="standard">
      <style:graphic-properties draw:stroke="none" svg:stroke-width="0.018cm" svg:stroke-color="#ffffff" draw:marker-start-width="0.227cm" draw:marker-end-width="0.227cm" draw:fill-color="#bababa" draw:textarea-horizontal-align="justify" draw:textarea-vertical-align="middle" draw:auto-grow-height="false" fo:min-height="0.236cm" fo:min-width="0cm" fo:padding-top="0.134cm" fo:padding-bottom="0.134cm" fo:padding-left="0.259cm" fo:padding-right="0.259cm"/>
    </style:style>
    <style:style style:name="gr32" style:family="graphic" style:parent-style-name="standard">
      <style:graphic-properties draw:stroke="none" svg:stroke-width="0.018cm" svg:stroke-color="#ffffff" draw:marker-start-width="0.227cm" draw:marker-end-width="0.227cm" draw:fill-color="#bababa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33" style:family="graphic" style:parent-style-name="standard">
      <style:graphic-properties draw:stroke="none" svg:stroke-width="0.018cm" svg:stroke-color="#ffffff" draw:marker-start-width="0.227cm" draw:marker-end-width="0.227cm" draw:fill-color="#bababa" draw:textarea-horizontal-align="justify" draw:textarea-vertical-align="middle" draw:auto-grow-height="false" fo:min-height="2.014cm" fo:min-width="0cm" fo:padding-top="0.134cm" fo:padding-bottom="0.134cm" fo:padding-left="0.259cm" fo:padding-right="0.259cm"/>
    </style:style>
    <style:style style:name="gr34" style:family="graphic" style:parent-style-name="standard">
      <style:graphic-properties draw:stroke="none" svg:stroke-color="#666666" draw:fill-color="#333333" draw:textarea-horizontal-align="justify" draw:textarea-vertical-align="middle" draw:auto-grow-height="false" fo:min-height="0.258cm" fo:min-width="1.056cm"/>
    </style:style>
    <style:style style:name="gr35" style:family="graphic" style:parent-style-name="standard">
      <style:graphic-properties svg:stroke-color="#000000" draw:fill-color="#4c4c4c" draw:textarea-horizontal-align="justify" draw:textarea-vertical-align="middle" draw:auto-grow-height="false" fo:min-height="1.782cm" fo:min-width="4.356cm"/>
      <style:paragraph-properties style:writing-mode="lr-tb"/>
    </style:style>
    <style:style style:name="gr36" style:family="graphic" style:parent-style-name="standard">
      <style:graphic-properties draw:stroke="none" draw:fill="none" fo:min-height="1.737cm"/>
      <style:paragraph-properties style:writing-mode="lr-tb"/>
    </style:style>
    <style:style style:name="gr3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d0d0d0"/>
      <style:paragraph-properties fo:text-align="center"/>
      <style:text-properties fo:font-size="22pt"/>
    </style:style>
    <style:style style:name="P2" style:family="paragraph">
      <style:paragraph-properties fo:text-align="center"/>
      <style:text-properties fo:font-size="22pt"/>
    </style:style>
    <style:style style:name="P3" style:family="paragraph">
      <loext:graphic-properties draw:fill="none" draw:fill-color="#ffffff"/>
      <style:paragraph-properties fo:text-align="center"/>
      <style:text-properties fo:font-size="22pt"/>
    </style:style>
    <style:style style:name="P4" style:family="paragraph">
      <loext:graphic-properties draw:fill-color="#ffffff"/>
      <style:paragraph-properties fo:text-align="center"/>
      <style:text-properties fo:font-size="22pt"/>
    </style:style>
    <style:style style:name="P5" style:family="paragraph">
      <loext:graphic-properties draw:fill-color="#939393"/>
      <style:paragraph-properties fo:text-align="center"/>
      <style:text-properties fo:font-size="22pt"/>
    </style:style>
    <style:style style:name="P6" style:family="paragraph">
      <loext:graphic-properties draw:fill-color="#e8e8e8"/>
      <style:paragraph-properties fo:text-align="center"/>
      <style:text-properties fo:font-size="22pt"/>
    </style:style>
    <style:style style:name="P7" style:family="paragraph">
      <loext:graphic-properties draw:fill-color="#bababa"/>
      <style:paragraph-properties fo:text-align="center"/>
      <style:text-properties fo:font-size="22pt"/>
    </style:style>
    <style:style style:name="P8" style:family="paragraph">
      <loext:graphic-properties draw:fill-color="#333333"/>
      <style:paragraph-properties fo:text-align="center"/>
      <style:text-properties fo:font-size="22pt"/>
    </style:style>
    <style:style style:name="P9" style:family="paragraph">
      <style:paragraph-properties fo:text-align="center"/>
      <style:text-properties fo:color="#ffffff" fo:font-size="22pt"/>
    </style:style>
    <style:style style:name="P10" style:family="paragraph">
      <loext:graphic-properties draw:fill-color="#4c4c4c"/>
      <style:paragraph-properties fo:text-align="center"/>
      <style:text-properties fo:color="#ffffff" fo:font-size="22pt"/>
    </style:style>
    <style:style style:name="P11" style:family="paragraph">
      <style:text-properties fo:font-size="22pt"/>
    </style:style>
    <style:style style:name="P12" style:family="paragraph">
      <loext:graphic-properties draw:fill="none"/>
      <style:text-properties fo:font-size="22pt"/>
    </style:style>
    <style:style style:name="P13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366cm" svg:height="13.462cm" svg:x="0.094cm" svg:y="0.31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366cm" svg:height="2.384cm" svg:x="0.148cm" svg:y="0.64cm">
          <draw:text-box>
            <text:p text:style-name="P2">Uncertain parameters </text:p>
          </draw:text-box>
        </draw:frame>
        <draw:custom-shape draw:style-name="gr3" draw:text-style-name="P4" draw:layer="layout" svg:width="6.096cm" svg:height="3.048cm" svg:x="0.702cm" svg:y="2.8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096cm" svg:height="3.048cm" svg:x="0.702cm" svg:y="6.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096cm" svg:height="3.048cm" svg:x="0.702cm" svg:y="9.4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08cm" svg:height="1.524cm" svg:x="2.124cm" svg:y="4.34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08cm" svg:height="2.032cm" svg:x="2.658cm" svg:y="3.8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508cm" svg:height="1.524cm" svg:x="3.191cm" svg:y="4.34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508cm" svg:height="1.016cm" svg:x="3.725cm" svg:y="4.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508cm" svg:height="0.508cm" svg:x="4.258cm" svg:y="5.35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08cm" svg:height="0.254cm" svg:x="4.791cm" svg:y="5.61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08cm" svg:height="0.152cm" svg:x="5.325cm" svg:y="5.7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08cm" svg:height="0.051cm" svg:x="5.858cm" svg:y="5.81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08cm" svg:height="0.762cm" svg:x="1.591cm" svg:y="5.1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508cm" svg:height="1.524cm" svg:x="2.125cm" svg:y="7.64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08cm" svg:height="2.032cm" svg:x="2.659cm" svg:y="7.13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508cm" svg:height="2.235cm" svg:x="3.192cm" svg:y="6.9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0.508cm" svg:height="2.03cm" svg:x="3.726cm" svg:y="7.1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508cm" svg:height="1.776cm" svg:x="4.259cm" svg:y="7.3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508cm" svg:height="1.776cm" svg:x="4.792cm" svg:y="7.3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508cm" svg:height="1.522cm" svg:x="5.326cm" svg:y="7.64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0.508cm" svg:height="1.014cm" svg:x="5.859cm" svg:y="8.15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08cm" svg:height="0.762cm" svg:x="1.592cm" svg:y="8.4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508cm" svg:height="1.524cm" svg:x="2.126cm" svg:y="10.94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08cm" svg:height="2.032cm" svg:x="2.66cm" svg:y="10.43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0.508cm" svg:height="1.012cm" svg:x="3.193cm" svg:y="11.45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0.508cm" svg:height="1.52cm" svg:x="3.727cm" svg:y="10.94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0.508cm" svg:height="1.774cm" svg:x="4.26cm" svg:y="10.69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0.508cm" svg:height="1.52cm" svg:x="4.793cm" svg:y="10.94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0.508cm" svg:height="1.012cm" svg:x="5.327cm" svg:y="11.45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0.508cm" svg:height="0.758cm" svg:x="5.86cm" svg:y="11.7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508cm" svg:height="0.762cm" svg:x="1.593cm" svg:y="11.70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7.366cm" svg:height="13.409cm" svg:x="17.894cm" svg:y="0.27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.366cm" svg:height="3.723cm" svg:x="17.848cm" svg:y="0.54cm">
          <draw:text-box>
            <text:p text:style-name="P2">Uncertain quantities of interest </text:p>
            <text:p text:style-name="P2"><text:span text:style-name="T1"/></text:p>
          </draw:text-box>
        </draw:frame>
        <draw:custom-shape draw:style-name="gr3" draw:text-style-name="P4" draw:layer="layout" svg:width="6.096cm" svg:height="3.048cm" svg:x="18.502cm" svg:y="2.8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096cm" svg:height="3.048cm" svg:x="18.502cm" svg:y="6.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096cm" svg:height="3.048cm" svg:x="18.502cm" svg:y="9.42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0.508cm" svg:height="1.524cm" svg:x="19.924cm" svg:y="4.34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0.508cm" svg:height="1.016cm" svg:x="20.458cm" svg:y="4.8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0.508cm" svg:height="1.524cm" svg:x="20.991cm" svg:y="4.34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0.508cm" svg:height="1.524cm" svg:x="21.525cm" svg:y="4.34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0.508cm" svg:height="1.27cm" svg:x="22.058cm" svg:y="4.59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0.508cm" svg:height="1.27cm" svg:x="22.591cm" svg:y="4.59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0.508cm" svg:height="1.524cm" svg:x="23.125cm" svg:y="4.34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0.508cm" svg:height="1.016cm" svg:x="23.658cm" svg:y="4.8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0.508cm" svg:height="0.762cm" svg:x="19.391cm" svg:y="5.1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0.508cm" svg:height="1.524cm" svg:x="19.925cm" svg:y="7.64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0.508cm" svg:height="1.268cm" svg:x="20.459cm" svg:y="7.89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0.508cm" svg:height="1.016cm" svg:x="20.992cm" svg:y="8.1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0.508cm" svg:height="0.76cm" svg:x="21.526cm" svg:y="8.40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508cm" svg:height="1.776cm" svg:x="22.059cm" svg:y="7.3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0.508cm" svg:height="2.538cm" svg:x="22.592cm" svg:y="6.62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508cm" svg:height="2.284cm" svg:x="23.126cm" svg:y="6.88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7" draw:layer="layout" svg:width="0.508cm" svg:height="2.538cm" svg:x="23.659cm" svg:y="6.62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508cm" svg:height="2.284cm" svg:x="19.392cm" svg:y="6.8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0.508cm" svg:height="1.524cm" svg:x="19.926cm" svg:y="10.9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0.508cm" svg:height="1.012cm" svg:x="20.46cm" svg:y="11.45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0.508cm" svg:height="0.504cm" svg:x="20.993cm" svg:y="11.96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0.508cm" svg:height="0.25cm" svg:x="21.527cm" svg:y="12.21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0.508cm" svg:height="0.152cm" svg:x="22.06cm" svg:y="12.31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7" draw:layer="layout" svg:width="0.508cm" svg:height="2.282cm" svg:x="19.393cm" svg:y="10.18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1.778cm" svg:height="1.016cm" svg:x="8.022cm" svg:y="6.6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8" draw:layer="layout" svg:width="1.778cm" svg:height="1.016cm" svg:x="15.71cm" svg:y="6.5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0" draw:layer="layout" svg:width="4.856cm" svg:height="2.032cm" svg:x="10.2cm" svg:y="6.174cm">
          <text:p text:style-name="P9"><text:span text:style-name="T2">Simulati</text:span><text:span text:style-name="T2">on </text:span></text:p>
          <text:p text:style-name="P9"><text:span text:style-name="T2">model</text:span></text:p>
          <draw:enhanced-geometry svg:viewBox="0 0 21600 21600" draw:type="rectangle" draw:enhanced-path="M 0 0 L 21600 0 21600 21600 0 21600 0 0 Z N"/>
        </draw:custom-shape>
        <draw:frame draw:style-name="gr36" draw:text-style-name="P12" draw:layer="layout" svg:width="5.588cm" svg:height="1.987cm" svg:x="1.61cm" svg:y="12.724cm">
          <draw:text-box>
            <text:p text:style-name="P11"><text:span text:style-name="T1">Model inputs</text:span></text:p>
          </draw:text-box>
        </draw:frame>
        <draw:frame draw:style-name="gr36" draw:text-style-name="P12" draw:layer="layout" svg:width="6.097cm" svg:height="1.987cm" svg:x="18.973cm" svg:y="12.624cm">
          <draw:text-box>
            <text:p text:style-name="P11"><text:span text:style-name="T1">Model outputs</text:span></text:p>
          </draw:text-box>
        </draw:frame>
        <presentation:notes draw:style-name="dp2">
          <draw:page-thumbnail draw:style-name="gr37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3.9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4.949cm" svg:x="1cm" svg:y="3.798cm"/>
      <draw:page-thumbnail draw:layer="backgroundobjects" svg:width="8.999cm" svg:height="4.949cm" svg:x="1cm" svg:y="12.374cm"/>
      <draw:page-thumbnail draw:layer="backgroundobjects" svg:width="8.999cm" svg:height="4.949cm" svg:x="1cm" svg:y="20.95cm"/>
      <draw:page-thumbnail draw:layer="backgroundobjects" svg:width="8.999cm" svg:height="4.949cm" svg:x="11cm" svg:y="3.798cm"/>
      <draw:page-thumbnail draw:layer="backgroundobjects" svg:width="8.999cm" svg:height="4.949cm" svg:x="11cm" svg:y="12.374cm"/>
      <draw:page-thumbnail draw:layer="backgroundobjects" svg:width="8.999cm" svg:height="4.949cm" svg:x="11cm" svg:y="20.95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1T15:30:08.343687021</meta:creation-date>
    <dc:date>2024-03-11T15:48:22.342319021</dc:date>
    <meta:editing-duration>PT8M1S</meta:editing-duration>
    <meta:editing-cycles>4</meta:editing-cycles>
    <meta:generator>LibreOffice/6.4.7.2$Linux_X86_64 LibreOffice_project/40$Build-2</meta:generator>
    <meta:document-statistic meta:object-count="89"/>
  </office:meta>
</office:document-meta>
</file>